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4"/>
    <style:style style:name="P3" style:family="paragraph" style:parent-style-name="Text_20_body" style:list-style-name="L6"/>
    <style:style style:name="P4" style:family="paragraph" style:parent-style-name="Text_20_body" style:list-style-name="L2">
      <style:paragraph-properties fo:margin-top="0cm" fo:margin-bottom="0cm"/>
    </style:style>
    <style:style style:name="P5" style:family="paragraph" style:parent-style-name="Text_20_body" style:list-style-name="L4">
      <style:paragraph-properties fo:margin-top="0cm" fo:margin-bottom="0cm"/>
    </style:style>
    <style:style style:name="P6" style:family="paragraph" style:parent-style-name="Heading_20_4" style:list-style-name="L3"/>
    <style:style style:name="P7" style:family="paragraph" style:parent-style-name="Heading_20_4" style:list-style-name="L6"/>
    <style:style style:name="P8" style:family="paragraph" style:parent-style-name="Horizontal_20_Line" style:list-style-name="L6"/>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Download the project files. We've supplied several files for you to use:</text:h>
      <text:list xml:id="list3464464468305092815" text:style-name="L2">
        <text:list-item>
          <text:p text:style-name="P4">2 style sheets, a reset.css that sets some basic CSS styles for cross-browser support and design.css that contains CSS specific to this project. </text:p>
        </text:list-item>
        <text:list-item>
          <text:p text:style-name="P4">3 HTML files, index.html, example-meets.html and example-exceeds.html. The index.html file contains the initial HTML page — you'll use JavaScript to modify the markup on this page to meet the goals of this project (as described in the instructions below) The two example files demonstrate what the page should look with the pagination in place and with the optional search box in place. </text:p>
        </text:list-item>
        <text:list-item>
          <text:p text:style-name="P4">A <text:span text:style-name="Source_20_Text">student-list-examples</text:span> folder which contains two other pages with differing amounts of listings. You don't need to use these file but they can help you test that your programming works no matter how many students listings are on the page. </text:p>
        </text:list-item>
        <text:list-item>
          <text:p text:style-name="P1">You will need to create your own external JavaScript file. </text:p>
        </text:list-item>
      </text:list>
      <text:list xml:id="list5268636175018504969" text:style-name="L3">
        <text:list-item>
          <text:list>
            <text:list-item>
              <text:list>
                <text:list-item>
                  <text:list>
                    <text:list-item>
                      <text:h text:style-name="P6" text:outline-level="4">Have a basic understanding of Progressive Enhancement. See the Resources links on this page to find out more about Progressive Enhancement. For this project, there are two important Progressive Enhancement principles to keep in mind:</text:h>
                    </text:list-item>
                  </text:list>
                </text:list-item>
              </text:list>
            </text:list-item>
          </text:list>
        </text:list-item>
      </text:list>
      <text:list xml:id="list5095988740359659565" text:style-name="L4">
        <text:list-item>
          <text:p text:style-name="P5"><text:span text:style-name="Strong_20_Emphasis">Basic content should be accessible to browsers that don't support JavaScript.</text:span> In other words, the <text:span text:style-name="Source_20_Text">index.html</text:span> file should display the entire list of students for browsers that don't support JavaScript. </text:p>
        </text:list-item>
        <text:list-item>
          <text:p text:style-name="P2"><text:span text:style-name="Strong_20_Emphasis">Unobstrusive JavaScript:</text:span> this means that any content or functionality related to JavaScript should be added programmatically by JavaScript. For this project, that means, the pagination buttons and the (optional) search shouldn't be added directly to the <text:span text:style-name="Source_20_Text">index.html</text:span> file. You need to use JavaScript to add them. </text:p>
        </text:list-item>
      </text:list>
      <text:p text:style-name="Standard"/>
      <text:p text:style-name="Standard"/>
      <text:p text:style-name="Standard"/>
      <text:p text:style-name="Standard">External Links</text:p>
      <text:p text:style-name="Standard"/>
      <text:p text:style-name="Standard"><text:a xlink:type="simple" xlink:href="file:///C:/Users/avila/Dropbox%20(Personal)/Programming/ThreeHouse/Techdegree_JS/Projects/TH%20FSJS%20Project%202%20-%20Pagination%20&amp;%20Content%20FIlter/Download%20the%20project%20files.%20We've%20supplied%20several%20files%20for%20you%20to%20use:%20%20%20%202%20style%20sheets,%20a%20reset.css%20that%20sets%20some%20basic%20CSS%20styles%20for%20cross-browser%20support%20and%20design.css%20that%20contains%20CSS%20specific%20to%20this%20project.%20%20%20%203%20HTML%20files,%20index.html,%20example-meets.html%20and%20example-exceeds.html.%20The%20index.html%20file%20contains%20the%20initial%20HTML%20page%20—%20you'll%20use%20JavaScript%20to%20modify%20the%20markup%20on%20this%20page%20to%20meet%20the%20goals%20of%20this%20project%20(as%20described%20in%20the%20instructions%20below)%20The%20two%20example%20files%20demonstrate%20what%20the%20page%20should%20look%20with%20the%20pagination%20in%20place%20and%20with%20the%20optional%20search%20box%20in%20place.%20%20%20%20A%20student-list-examples%20folder%20which%20contains%20two%20other%20pages%20with%20differing%20amounts%20of%20listings.%20You%20don't%20need%20to%20use%20these%20file%20but%20they%20can%20help%20you%20test%20that%20your%20programming%20works%20no%20matter%20how%20many%20students%20listings%20are%20on%20the%20page.%20%20%20%20You%20will%20need%20to%20create%20your%20own%20external%20JavaScript%20file.Have%20a%20basic%20understanding%20of%20Progressive%20Enhancement.%20See%20the%20Resources%20links%20on%20this%20page%20to%20find%20out%20more%20about%20Progressive%20Enhancement.%20For%20this%20project,%20there%20are%20two%20important%20Progressive%20Enhancement%20principles%20to%20keep%20in%20mind:%20%20%20%20Basic%20content%20should%20be%20accessible%20to%20browsers%20that%20don't%20support%20JavaScript.%20In%20other%20words,%20the%20index.html%20file%20should%20display%20the%20entire%20list%20of%20students%20for%20browsers%20that%20don't%20support%20JavaScript.%20%20%20%20Unobstrusive%20JavaScript:%20this%20means%20that%20any%20content%20or%20functionality%20related%20to%20JavaScript%20should%20be%20added%20programmatically%20by%20JavaScript.%20For%20this%20project,%20that%20means,%20the%20pagination%20buttons%20and%20the%20(optional)%20search%20shouldn't%20be%20added%20directly%20to%20the%20index.html%20file.%20You%20need%20to%20use%20JavaScript%20to%20add%20them." text:style-name="Internet_20_link" text:visited-style-name="Visited_20_Internet_20_Link">What is progressive enhancement and why should you care?</text:a></text:p>
      <text:p text:style-name="Standard"/>
      <text:p text:style-name="Standard"><text:a xlink:type="simple" xlink:href="https://en.wikipedia.org/wiki/Progressive_enhancement#Core_principles" text:style-name="Internet_20_link" text:visited-style-name="Visited_20_Internet_20_Link">Core principles of progressive enhancement</text:a></text:p>
      <text:p text:style-name="Standard"/>
      <text:p text:style-name="Standard"><text:a xlink:type="simple" xlink:href="http://blog.teamtreehouse.com/unobtrusive-javascript-important" text:style-name="Internet_20_link" text:visited-style-name="Visited_20_Internet_20_Link">Unobtrusive JavaScript</text:a></text:p>
      <text:p text:style-name="Standard"/>
      <text:p text:style-name="Standard">Project Instruction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Gothic" style:font-size-asian="12pt" style:font-weight-asian="bold" style:font-name-complex="Tahoma"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7H39M10S</meta:editing-duration>
    <meta:editing-cycles>6</meta:editing-cycles>
    <meta:generator>OpenOffice/4.1.3$Win32 OpenOffice.org_project/413m1$Build-9783</meta:generator>
    <dc:date>2017-11-05T16:26:53.37</dc:date>
    <dc:creator>David Avila</dc:creator>
    <meta:document-statistic meta:table-count="0" meta:image-count="0" meta:object-count="0" meta:page-count="1" meta:paragraph-count="13" meta:word-count="285" meta:character-count="1810"/>
    <meta:user-defined meta:name="Info 1"/>
    <meta:user-defined meta:name="Info 2"/>
    <meta:user-defined meta:name="Info 3"/>
    <meta:user-defined meta:name="Info 4"/>
  </office:meta>
</office:document-meta>
</file>